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8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29.02mm"/>
    </style:style>
    <style:style style:name="co8" style:family="table-column">
      <style:table-column-properties fo:break-before="auto" style:column-width="38.1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159.99mm" svg:height="134.46mm" svg:x="10.67mm" svg:y="64.89mm">
            <draw:object draw:notify-on-update-of-ranges="res.D1:res.D1 res.D2:res.D7 res.A2:res.A2 res.F2:res.F7 res.A8:res.A8 res.F8:res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34.46mm" svg:x="176.19mm" svg:y="64.22mm">
            <draw:object draw:notify-on-update-of-ranges="res.D2:res.D7 res.A2:res.A2 res.I2:res.I7 res.A8:res.A8 res.I8:res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134.46mm" svg:x="342.81mm" svg:y="64.67mm">
            <draw:object draw:notify-on-update-of-ranges="res.D2:res.D7 res.A2:res.A2 res.E2:res.E7 res.A8:res.A8 res.E8:res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ип запуска</text:p>
          </table:table-cell>
          <table:table-cell office:value-type="string" calcext:value-type="string">
            <text:p>Воркеры (шт)</text:p>
          </table:table-cell>
          <table:table-cell office:value-type="string" calcext:value-type="string">
            <text:p>Буфер канала (шт)</text:p>
          </table:table-cell>
          <table:table-cell office:value-type="string" calcext:value-type="string">
            <text:p>Объекты (шт)</text:p>
          </table:table-cell>
          <table:table-cell office:value-type="string" calcext:value-type="string">
            <text:p>Время работы (сек)</text:p>
          </table:table-cell>
          <table:table-cell office:value-type="string" calcext:value-type="string">
            <text:p>Alloc space (байт)</text:p>
          </table:table-cell>
          <table:table-cell office:value-type="string" calcext:value-type="string">
            <text:p>Alloc objects (шт)</text:p>
          </table:table-cell>
          <table:table-cell office:value-type="string" calcext:value-type="string">
            <text:p>Total alloc (байт)</text:p>
          </table:table-cell>
          <table:table-cell office:value-type="string" calcext:value-type="string">
            <text:p>System memory (байт)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553663" calcext:value-type="float">
            <text:p>0,000553663</text:p>
          </table:table-cell>
          <table:table-cell office:value-type="float" office:value="332376" calcext:value-type="float">
            <text:p>332376</text:p>
          </table:table-cell>
          <table:table-cell office:value-type="float" office:value="2278" calcext:value-type="float">
            <text:p>2278</text:p>
          </table:table-cell>
          <table:table-cell office:value-type="float" office:value="332376" calcext:value-type="float">
            <text:p>332376</text:p>
          </table:table-cell>
          <table:table-cell office:value-type="float" office:value="1964280" calcext:value-type="float">
            <text:p>1964280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4684454" calcext:value-type="float">
            <text:p>0,004684454</text:p>
          </table:table-cell>
          <table:table-cell office:value-type="float" office:value="3118792" calcext:value-type="float">
            <text:p>3118792</text:p>
          </table:table-cell>
          <table:table-cell office:value-type="float" office:value="21178" calcext:value-type="float">
            <text:p>21178</text:p>
          </table:table-cell>
          <table:table-cell office:value-type="float" office:value="3118792" calcext:value-type="float">
            <text:p>3118792</text:p>
          </table:table-cell>
          <table:table-cell office:value-type="float" office:value="2488568" calcext:value-type="float">
            <text:p>248856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1433009" calcext:value-type="float">
            <text:p>0,031433009</text:p>
          </table:table-cell>
          <table:table-cell office:value-type="float" office:value="1752616" calcext:value-type="float">
            <text:p>1752616</text:p>
          </table:table-cell>
          <table:table-cell office:value-type="float" office:value="210245" calcext:value-type="float">
            <text:p>210245</text:p>
          </table:table-cell>
          <table:table-cell office:value-type="float" office:value="30996936" calcext:value-type="float">
            <text:p>30996936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10074735" calcext:value-type="float">
            <text:p>0,310074735</text:p>
          </table:table-cell>
          <table:table-cell office:value-type="float" office:value="1801928" calcext:value-type="float">
            <text:p>1801928</text:p>
          </table:table-cell>
          <table:table-cell office:value-type="float" office:value="2100322" calcext:value-type="float">
            <text:p>2100322</text:p>
          </table:table-cell>
          <table:table-cell office:value-type="float" office:value="309649112" calcext:value-type="float">
            <text:p>309649112</text:p>
          </table:table-cell>
          <table:table-cell office:value-type="float" office:value="3602680" calcext:value-type="float">
            <text:p>3602680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.029697209" calcext:value-type="float">
            <text:p>3,029697209</text:p>
          </table:table-cell>
          <table:table-cell office:value-type="float" office:value="1546040" calcext:value-type="float">
            <text:p>1546040</text:p>
          </table:table-cell>
          <table:table-cell office:value-type="float" office:value="21000640" calcext:value-type="float">
            <text:p>21000640</text:p>
          </table:table-cell>
          <table:table-cell office:value-type="float" office:value="3096103992" calcext:value-type="float">
            <text:p>3096103992</text:p>
          </table:table-cell>
          <table:table-cell office:value-type="float" office:value="2947320" calcext:value-type="float">
            <text:p>2947320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0.637559963" calcext:value-type="float">
            <text:p>30,637559963</text:p>
          </table:table-cell>
          <table:table-cell office:value-type="float" office:value="2608280" calcext:value-type="float">
            <text:p>2608280</text:p>
          </table:table-cell>
          <table:table-cell office:value-type="float" office:value="210003984" calcext:value-type="float">
            <text:p>210003984</text:p>
          </table:table-cell>
          <table:table-cell office:value-type="float" office:value="30960667656" calcext:value-type="float">
            <text:p>30960667656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798273" calcext:value-type="float">
            <text:p>0,000798273</text:p>
          </table:table-cell>
          <table:table-cell office:value-type="float" office:value="449440" calcext:value-type="float">
            <text:p>449440</text:p>
          </table:table-cell>
          <table:table-cell office:value-type="float" office:value="2579" calcext:value-type="float">
            <text:p>2579</text:p>
          </table:table-cell>
          <table:table-cell office:value-type="float" office:value="449440" calcext:value-type="float">
            <text:p>449440</text:p>
          </table:table-cell>
          <table:table-cell office:value-type="float" office:value="2226424" calcext:value-type="float">
            <text:p>222642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5966746" calcext:value-type="float">
            <text:p>0,005966746</text:p>
          </table:table-cell>
          <table:table-cell office:value-type="float" office:value="3526672" calcext:value-type="float">
            <text:p>3526672</text:p>
          </table:table-cell>
          <table:table-cell office:value-type="float" office:value="22643" calcext:value-type="float">
            <text:p>22643</text:p>
          </table:table-cell>
          <table:table-cell office:value-type="float" office:value="3713960" calcext:value-type="float">
            <text:p>3713960</text:p>
          </table:table-cell>
          <table:table-cell office:value-type="float" office:value="2291960" calcext:value-type="float">
            <text:p>2291960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77260826" calcext:value-type="float">
            <text:p>0,077260826</text:p>
          </table:table-cell>
          <table:table-cell office:value-type="float" office:value="2263800" calcext:value-type="float">
            <text:p>2263800</text:p>
          </table:table-cell>
          <table:table-cell office:value-type="float" office:value="222240" calcext:value-type="float">
            <text:p>222240</text:p>
          </table:table-cell>
          <table:table-cell office:value-type="float" office:value="33352776" calcext:value-type="float">
            <text:p>3335277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656691409" calcext:value-type="float">
            <text:p>0,656691409</text:p>
          </table:table-cell>
          <table:table-cell office:value-type="float" office:value="25291864" calcext:value-type="float">
            <text:p>25291864</text:p>
          </table:table-cell>
          <table:table-cell office:value-type="float" office:value="2231126" calcext:value-type="float">
            <text:p>2231126</text:p>
          </table:table-cell>
          <table:table-cell office:value-type="float" office:value="329536680" calcext:value-type="float">
            <text:p>329536680</text:p>
          </table:table-cell>
          <table:table-cell office:value-type="float" office:value="72679672" calcext:value-type="float">
            <text:p>726796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.290452064" calcext:value-type="float">
            <text:p>6,290452064</text:p>
          </table:table-cell>
          <table:table-cell office:value-type="float" office:value="41884800" calcext:value-type="float">
            <text:p>41884800</text:p>
          </table:table-cell>
          <table:table-cell office:value-type="float" office:value="21949662" calcext:value-type="float">
            <text:p>21949662</text:p>
          </table:table-cell>
          <table:table-cell office:value-type="float" office:value="3201161744" calcext:value-type="float">
            <text:p>3201161744</text:p>
          </table:table-cell>
          <table:table-cell office:value-type="float" office:value="142706936" calcext:value-type="float">
            <text:p>142706936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60.564853495" calcext:value-type="float">
            <text:p>60,564853495</text:p>
          </table:table-cell>
          <table:table-cell office:value-type="float" office:value="62243656" calcext:value-type="float">
            <text:p>62243656</text:p>
          </table:table-cell>
          <table:table-cell office:value-type="float" office:value="217542798" calcext:value-type="float">
            <text:p>217542798</text:p>
          </table:table-cell>
          <table:table-cell office:value-type="float" office:value="31701881480" calcext:value-type="float">
            <text:p>31701881480</text:p>
          </table:table-cell>
          <table:table-cell office:value-type="float" office:value="282679544" calcext:value-type="float">
            <text:p>282679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12:45:46.345785073</dc:date>
    <meta:editing-duration>PT49M44S</meta:editing-duration>
    <meta:editing-cycles>1</meta:editing-cycles>
    <meta:document-statistic meta:table-count="1" meta:cell-count="117" meta:object-count="3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01cm" svg:y="0.403cm" chart:style-name="ch2">
          <text:p>Alloc space</text:p>
        </chart:title>
        <chart:legend chart:legend-position="bottom" svg:x="4.95cm" svg:y="12.872cm" style:legend-expansion="wide" chart:style-name="ch3"/>
        <chart:plot-area chart:style-name="ch4" table:cell-range-address="res.D1:res.D7 res.A2:res.A2 res.F2:res.F13 res.A8:res.A8" chart:data-source-has-labels="both" svg:x="1.334cm" svg:y="1.452cm" svg:width="14.346cm" svg:height="9.984cm">
          <chartooo:coordinate-region svg:x="3.162cm" svg:y="1.639cm" svg:width="11.532cm" svg:height="9.174cm"/>
          <chart:axis chart:dimension="x" chart:name="primary-x" chart:style-name="ch5" chartooo:axis-type="auto">
            <chartooo:date-scale/>
            <chart:title svg:x="7.76cm" svg:y="11.705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983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7" chart:label-cell-address="res.A2:res.A2" chart:class="chart:line">
            <chart:data-point chart:repeated="6"/>
          </chart:series>
          <chart:series chart:style-name="ch11" chart:values-cell-range-address="res.F8:res.F13" chart:label-cell-address="res.A8:res.A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332376">
                <text:p>332376</text:p>
                <draw:g>
                  <svg:desc>res.F2:res.F7</svg:desc>
                </draw:g>
              </table:table-cell>
              <table:table-cell office:value-type="float" office:value="449440">
                <text:p>449440</text:p>
                <draw:g>
                  <svg:desc>res.F8:res.F1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118792">
                <text:p>3118792</text:p>
              </table:table-cell>
              <table:table-cell office:value-type="float" office:value="3526672">
                <text:p>352667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52616">
                <text:p>1752616</text:p>
              </table:table-cell>
              <table:table-cell office:value-type="float" office:value="2263800">
                <text:p>2263800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801928">
                <text:p>1801928</text:p>
              </table:table-cell>
              <table:table-cell office:value-type="float" office:value="25291864">
                <text:p>2529186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546040">
                <text:p>1546040</text:p>
              </table:table-cell>
              <table:table-cell office:value-type="float" office:value="41884800">
                <text:p>41884800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2608280">
                <text:p>2608280</text:p>
              </table:table-cell>
              <table:table-cell office:value-type="float" office:value="62243656">
                <text:p>62243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242cm" svg:y="0.403cm" chart:style-name="ch2">
          <text:p>System memory</text:p>
        </chart:title>
        <chart:legend chart:legend-position="bottom" svg:x="4.95cm" svg:y="12.872cm" style:legend-expansion="wide" chart:style-name="ch3"/>
        <chart:plot-area chart:style-name="ch4" table:cell-range-address="res.D2:res.D7 res.A2:res.A2 res.I2:res.I13 res.A8:res.A8" chart:data-source-has-labels="both" svg:x="1.334cm" svg:y="1.452cm" svg:width="14.346cm" svg:height="9.984cm">
          <chartooo:coordinate-region svg:x="3.359cm" svg:y="1.64cm" svg:width="11.334cm" svg:height="9.173cm"/>
          <chart:axis chart:dimension="x" chart:name="primary-x" chart:style-name="ch5" chartooo:axis-type="auto">
            <chartooo:date-scale/>
            <chart:title svg:x="7.76cm" svg:y="11.705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983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7" chart:label-cell-address="res.A2:res.A2" chart:class="chart:line">
            <chart:data-point chart:repeated="6"/>
          </chart:series>
          <chart:series chart:style-name="ch11" chart:values-cell-range-address="res.I8:res.I13" chart:label-cell-address="res.A8:res.A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1964280">
                <text:p>1964280</text:p>
                <draw:g>
                  <svg:desc>res.I2:res.I7</svg:desc>
                </draw:g>
              </table:table-cell>
              <table:table-cell office:value-type="float" office:value="2226424">
                <text:p>2226424</text:p>
                <draw:g>
                  <svg:desc>res.I8:res.I1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88568">
                <text:p>2488568</text:p>
              </table:table-cell>
              <table:table-cell office:value-type="float" office:value="2291960">
                <text:p>229196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143928">
                <text:p>3143928</text:p>
              </table:table-cell>
              <table:table-cell office:value-type="float" office:value="3406072">
                <text:p>340607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602680">
                <text:p>3602680</text:p>
              </table:table-cell>
              <table:table-cell office:value-type="float" office:value="72679672">
                <text:p>7267967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947320">
                <text:p>2947320</text:p>
              </table:table-cell>
              <table:table-cell office:value-type="float" office:value="142706936">
                <text:p>14270693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143928">
                <text:p>3143928</text:p>
              </table:table-cell>
              <table:table-cell office:value-type="float" office:value="282679544">
                <text:p>282679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5.848cm" svg:y="0.403cm" chart:style-name="ch2">
          <text:p>Время выполнения</text:p>
        </chart:title>
        <chart:legend chart:legend-position="bottom" svg:x="4.95cm" svg:y="12.872cm" style:legend-expansion="wide" chart:style-name="ch3"/>
        <chart:plot-area chart:style-name="ch4" table:cell-range-address="res.D2:res.E7 res.A2:res.A2 res.A8:res.A8 res.E8:res.E13" chart:data-source-has-labels="both" svg:x="1.334cm" svg:y="1.452cm" svg:width="14.346cm" svg:height="9.984cm">
          <chartooo:coordinate-region svg:x="2.658cm" svg:y="1.639cm" svg:width="12.232cm" svg:height="9.174cm"/>
          <chart:axis chart:dimension="x" chart:name="primary-x" chart:style-name="ch5" chartooo:axis-type="auto">
            <chartooo:date-scale/>
            <chart:title svg:x="7.76cm" svg:y="11.705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7.18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7" chart:label-cell-address="res.A2:res.A2" chart:class="chart:line">
            <chart:data-point chart:repeated="6"/>
          </chart:series>
          <chart:series chart:style-name="ch11" chart:values-cell-range-address="res.E8:res.E13" chart:label-cell-address="res.A8:res.A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0.000553663">
                <text:p>0.000553663</text:p>
                <draw:g>
                  <svg:desc>res.E2:res.E7</svg:desc>
                </draw:g>
              </table:table-cell>
              <table:table-cell office:value-type="float" office:value="0.000798273">
                <text:p>0.000798273</text:p>
                <draw:g>
                  <svg:desc>res.E8:res.E1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4684454">
                <text:p>0.004684454</text:p>
              </table:table-cell>
              <table:table-cell office:value-type="float" office:value="0.005966746">
                <text:p>0.00596674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1433009">
                <text:p>0.031433009</text:p>
              </table:table-cell>
              <table:table-cell office:value-type="float" office:value="0.077260826">
                <text:p>0.07726082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310074735">
                <text:p>0.310074735</text:p>
              </table:table-cell>
              <table:table-cell office:value-type="float" office:value="0.656691409">
                <text:p>0.65669140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.029697209">
                <text:p>3.029697209</text:p>
              </table:table-cell>
              <table:table-cell office:value-type="float" office:value="6.290452064">
                <text:p>6.290452064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.637559963">
                <text:p>30.637559963</text:p>
              </table:table-cell>
              <table:table-cell office:value-type="float" office:value="60.564853495">
                <text:p>60.564853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